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65in" fo:margin-left="0.0035in" fo:margin-top="0in" fo:margin-bottom="0in" table:align="left" style:writing-mode="lr-tb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819in"/>
    </style:style>
    <style:style style:name="Table1.E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a17ca" officeooo:paragraph-rsid="000a17ca" style:letter-kerning="false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a17ca" officeooo:paragraph-rsid="000a17ca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Text_20_body">
      <style:text-properties officeooo:rsid="00083a1a" officeooo:paragraph-rsid="00083a1a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083a1a" officeooo:paragraph-rsid="00083a1a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bcf0b" officeooo:paragraph-rsid="000bcf0b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bcf0b" officeooo:paragraph-rsid="000bcf0b" style:letter-kerning="false" style:font-size-asian="12pt" style:language-asian="en" style:country-asian="US" style:font-size-complex="12pt" style:language-complex="ar" style:country-complex="SA"/>
    </style:style>
    <style:style style:name="T1" style:family="text">
      <style:text-properties officeooo:rsid="00083a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rski Paul</text:p>
      <text:p text:style-name="P9">Sok Chanattan</text:p>
      <text:p text:style-name="P9">LU2IN013</text:p>
      <text:p text:style-name="P9"/>
      <text:p text:style-name="P10">Product Backlog 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 table:number-columns-repeated="2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Estimation de la taille</text:p>
          </table:table-cell>
          <table:table-cell table:style-name="Table1.A1" office:value-type="string">
            <text:p text:style-name="P1">Estimation de la priorité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</text:p>
          </table:table-cell>
          <table:table-cell table:style-name="Table1.A1" office:value-type="string">
            <text:p text:style-name="P1">Terminé</text:p>
          </table:table-cell>
        </table:table-row>
        <table:table-row table:style-name="Table1.1">
          <table:table-cell table:style-name="Table1.A1" office:value-type="string">
            <text:p text:style-name="P1">L’utilisateur veut voir le monde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X</text:p>
          </table:table-cell>
        </table:table-row>
        <table:table-row table:style-name="Table1.1">
          <table:table-cell table:style-name="Table1.A1" office:value-type="string">
            <text:p text:style-name="P1">L’utilisateur veut pouvoir se déplacer dans le mond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X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1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11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</table:table-row>
        <text:soft-page-break/>
        <table:table-row table:style-name="Table1.1">
          <table:table-cell table:style-name="Table1.A1" office:value-type="string">
            <text:p text:style-name="P1">L’utilisateur veut voir des agents à comportements et apparences différents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pouvoir invoquer des entité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voir un volcan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voir de la météo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du sang (des animaux qui se mangent)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">L’utilisateur veut voir Godzilla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1<text:span text:style-name="T1">4</text:span>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3">L’utilisateur veut voir des <text:soft-page-break/>fleurs dynamiques</text:p>
          </table:table-cell>
          <table:table-cell table:style-name="Table1.A12" office:value-type="string">
            <text:p text:style-name="P4">30</text:p>
          </table:table-cell>
          <table:table-cell table:style-name="Table1.A12" office:value-type="string">
            <text:p text:style-name="P4">11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3">L’utilisateur veut voir une génération de terrain aléatoire</text:p>
          </table:table-cell>
          <table:table-cell table:style-name="Table1.A12" office:value-type="string">
            <text:p text:style-name="P4">20</text:p>
          </table:table-cell>
          <table:table-cell table:style-name="Table1.A12" office:value-type="string">
            <text:p text:style-name="P4">5</text:p>
          </table:table-cell>
          <table:table-cell table:style-name="Table1.A12" office:value-type="string">
            <text:p text:style-name="P12"/>
          </table:table-cell>
          <table:table-cell table:style-name="Table1.A12" office:value-type="string">
            <text:p text:style-name="P11">X</text:p>
          </table:table-cell>
          <table:table-cell table:style-name="Table1.A12" office:value-type="string">
            <text:p text:style-name="P8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es agents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3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’environnement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2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6"/>
          </table:table-cell>
          <table:table-cell table:style-name="Table1.A1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Jarski</meta:initial-creator>
    <meta:editing-cycles>4</meta:editing-cycles>
    <meta:creation-date>2022-02-17T10:42:00</meta:creation-date>
    <dc:date>2022-03-24T11:10:18.003835728</dc:date>
    <meta:editing-duration>PT1H3M11S</meta:editing-duration>
    <meta:generator>LibreOffice/7.1.7.2$Linux_X86_64 LibreOffice_project/10$Build-2</meta:generator>
    <meta:document-statistic meta:table-count="1" meta:image-count="0" meta:object-count="0" meta:page-count="3" meta:paragraph-count="66" meta:word-count="156" meta:character-count="856" meta:non-whitespace-character-count="766"/>
    <meta:user-defined meta:name="AppVersion">16.0000</meta:user-defined>
    <meta:template xlink:type="simple" xlink:actuate="onRequest" xlink:title="Normal.dotm" xlink:href=""/>
  </office:meta>
</office:document-meta>
</file>